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a79" officeooo:paragraph-rsid="001cea79"/>
    </style:style>
    <style:style style:name="P2" style:family="paragraph" style:parent-style-name="Standard">
      <style:paragraph-properties fo:text-align="end" style:justify-single-word="false"/>
      <style:text-properties officeooo:rsid="001cea79" officeooo:paragraph-rsid="001cea79"/>
    </style:style>
    <style:style style:name="T1" style:family="text">
      <style:text-properties officeooo:rsid="001e7e67"/>
    </style:style>
    <style:style style:name="T2" style:family="text">
      <style:text-properties officeooo:rsid="001e8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Carlis</text:p>
      <text:p text:style-name="P2">Lab Exercise 12</text:p>
      <text:p text:style-name="P1">// Program</text:p>
      <text:p text:style-name="P1">int x; <text:s text:c="72"/></text:p>
      <text:p text:style-name="P1">char lmnop[256]; <text:s text:c="62"/></text:p>
      <text:p text:style-name="P1"><text:s text:c="79"/></text:p>
      <text:p text:style-name="P1">int main(void) { <text:s text:c="62"/></text:p>
      <text:p text:style-name="P1"><text:s text:c="8"/>int x; <text:s text:c="64"/></text:p>
      <text:p text:style-name="P1"><text:s text:c="8"/>x = 4 + 1; <text:s text:c="60"/></text:p>
      <text:p text:style-name="P1"><text:s text:c="8"/>return loyd(x, 8); <text:s text:c="52"/></text:p>
      <text:p text:style-name="P1">} <text:s text:c="77"/></text:p>
      <text:p text:style-name="P1"><text:s text:c="79"/></text:p>
      <text:p text:style-name="P1">int loyd(int y, int z) { <text:s text:c="54"/></text:p>
      <text:p text:style-name="P1"><text:s text:c="8"/>int x; <text:s text:c="64"/></text:p>
      <text:p text:style-name="P1"><text:s text:c="8"/>x = 10 + y; <text:s text:c="59"/></text:p>
      <text:p text:style-name="P1"><text:s text:c="8"/>return x; <text:s text:c="61"/></text:p>
      <text:p text:style-name="P1">} <text:s/></text:p>
      <text:p text:style-name="P1"/>
      <text:p text:style-name="P1">// Output</text:p>
      <text:p text:style-name="P1">Reading symbols from simple_p.o...done.</text:p>
      <text:p text:style-name="P1">(gdb) b 8</text:p>
      <text:p text:style-name="P1">Breakpoint 1 at 0x80483f6: file simple_c_program.c, line 8.</text:p>
      <text:p text:style-name="P1">(gdb) b 9</text:p>
      <text:p text:style-name="P1">Breakpoint 2 at 0x80483fe: file simple_c_program.c, line 9.</text:p>
      <text:p text:style-name="P1">(gdb) b 15</text:p>
      <text:p text:style-name="P1">Breakpoint 3 at 0x8048423: file simple_c_program.c, line 15.</text:p>
      <text:p text:style-name="P1">(gdb) r</text:p>
      <text:p text:style-name="P1">Starting program: /home/mattc/cmpe_152/lab_exercises/lab12/simple_p.o </text:p>
      <text:p text:style-name="P1"></text:p>
      <text:p text:style-name="P1">Breakpoint 1, main () at simple_c_program.c:8</text:p>
      <text:p text:style-name="P1">8 <text:s text:c="14"/>x = 4 + 1;</text:p>
      <text:p text:style-name="P1">(gdb) disass</text:p>
      <text:p text:style-name="P1">Dump of assembler code for function main:</text:p>
      <text:p text:style-name="P1"><text:s text:c="3"/>0x080483ed &lt;+0&gt;: <text:s text:c="4"/>push <text:s text:c="2"/>%ebp</text:p>
      <text:p text:style-name="P1"><text:s text:c="3"/>0x080483ee &lt;+1&gt;: <text:s text:c="4"/>mov <text:s text:c="3"/>%esp,%ebp</text:p>
      <text:p text:style-name="P1"><text:s text:c="3"/>0x080483f0 &lt;+3&gt;: <text:s text:c="4"/>and <text:s text:c="3"/>$0xfffffff0,%esp</text:p>
      <text:p text:style-name="P1"><text:s text:c="3"/>0x080483f3 &lt;+6&gt;: <text:s text:c="4"/>sub <text:s text:c="3"/>$0x20,%esp <text:s/><text:tab/><text:tab/><text:tab/>// Creates stack space for int x.</text:p>
      <text:p text:style-name="P1">=&gt; 0x080483f6 &lt;+9&gt;: <text:s text:c="4"/>movl <text:s text:c="2"/>$0x5,0x1c(%esp) <text:s/><text:tab/><text:tab/>// Stores 5 <text:span text:style-name="T1">on the stack. Ie – in x</text:span></text:p>
      <text:p text:style-name="P1"><text:s text:c="3"/>0x080483fe &lt;+17&gt;: <text:s text:c="3"/>movl <text:s text:c="2"/>$0x8,0x4(%esp)<text:tab/><text:tab/>// <text:span text:style-name="T2">puts 8 on stack to call loyd</text:span></text:p>
      <text:p text:style-name="P1"><text:s text:c="3"/>0x08048406 &lt;+25&gt;: <text:s text:c="3"/>mov <text:s text:c="3"/>0x1c(%esp),%eax<text:tab/><text:tab/>// <text:span text:style-name="T2">Put x in eax</text:span></text:p>
      <text:p text:style-name="P1"><text:s text:c="3"/>0x0804840a &lt;+29&gt;: <text:s text:c="3"/>mov <text:s text:c="3"/>%eax,(%esp)<text:tab/><text:tab/>// <text:span text:style-name="T2">Puts eax on the stack to call loyd</text:span></text:p>
      <text:p text:style-name="P1"><text:s text:c="3"/>0x0804840d &lt;+32&gt;: <text:s text:c="3"/>call <text:s text:c="2"/>0x8048414 &lt;loyd&gt;</text:p>
      <text:p text:style-name="P1"><text:s text:c="3"/>0x08048412 &lt;+37&gt;: <text:s text:c="3"/>leave <text:s/></text:p>
      <text:p text:style-name="P1"><text:s text:c="3"/>0x08048413 &lt;+38&gt;: <text:s text:c="3"/>ret <text:s text:c="3"/></text:p>
      <text:p text:style-name="P1">End of assembler dump.</text:p>
      <text:p text:style-name="P1">(gdb) s</text:p>
      <text:p text:style-name="P1"></text:p>
      <text:p text:style-name="P1"/>
      <text:p text:style-name="P1"/>
      <text:p text:style-name="P1"><text:soft-page-break/>Breakpoint 2, main () at simple_c_program.c:9</text:p>
      <text:p text:style-name="P1">9 <text:s text:c="14"/>return loyd(x, 8);</text:p>
      <text:p text:style-name="P1">(gdb) s</text:p>
      <text:p text:style-name="P1">loyd (y=5, z=8) at simple_c_program.c:14</text:p>
      <text:p text:style-name="P1">14 <text:s text:c="13"/>x = 10 + y;</text:p>
      <text:p text:style-name="P1">(gdb) diass</text:p>
      <text:p text:style-name="P1">Undefined command: "diass". <text:s/>Try "help".</text:p>
      <text:p text:style-name="P1">(gdb) disass</text:p>
      <text:p text:style-name="P1">Dump of assembler code for function loyd:</text:p>
      <text:p text:style-name="P1"><text:s text:c="3"/>0x08048414 &lt;+0&gt;: <text:s text:c="4"/>push <text:s text:c="2"/>%ebp</text:p>
      <text:p text:style-name="P1"><text:s text:c="3"/>0x08048415 &lt;+1&gt;: <text:s text:c="4"/>mov <text:s text:c="3"/>%esp,%ebp</text:p>
      <text:p text:style-name="P1"><text:s text:c="3"/>0x08048417 &lt;+3&gt;: <text:s text:c="4"/>sub <text:s text:c="3"/>$0x10,%esp</text:p>
      <text:p text:style-name="P1">=&gt; 0x0804841a &lt;+6&gt;: <text:s text:c="4"/>mov <text:s text:c="3"/>0x8(%ebp),%eax</text:p>
      <text:p text:style-name="P1"><text:s text:c="3"/>0x0804841d &lt;+9&gt;: <text:s text:c="4"/>add <text:s text:c="3"/>$0xa,%eax <text:s/><text:tab/><text:tab/><text:tab/>// Stores 10 in eax</text:p>
      <text:p text:style-name="P1"><text:s text:c="3"/>0x08048420 &lt;+12&gt;: <text:s text:c="3"/>mov <text:s text:c="3"/>%eax,-0x4(%ebp) <text:s/><text:tab/><text:tab/>// Writes eax to int x</text:p>
      <text:p text:style-name="P1"><text:s text:c="3"/>0x08048423 &lt;+15&gt;: <text:s text:c="3"/>mov <text:s text:c="3"/>-0x4(%ebp),%eax<text:tab/><text:tab/>// <text:span text:style-name="T2">Get x to return it</text:span></text:p>
      <text:p text:style-name="P1"><text:s text:c="3"/>0x08048426 &lt;+18&gt;: <text:s text:c="3"/>leave <text:s/></text:p>
      <text:p text:style-name="P1"><text:s text:c="3"/>0x08048427 &lt;+19&gt;: <text:s text:c="3"/>ret <text:s text:c="3"/></text:p>
      <text:p text:style-name="P1">End of assembler dump.</text:p>
      <text:p text:style-name="P1">(gd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55:43.616263162</meta:creation-date>
    <dc:date>2015-11-17T16:39:31.340543818</dc:date>
    <meta:editing-duration>PT28M3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6" meta:word-count="290" meta:character-count="2941" meta:non-whitespace-character-count="1507"/>
  </office:meta>
</office:document-meta>
</file>